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bfeca"/>
    </style:style>
    <style:style style:name="P4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bfeca"/>
    </style:style>
    <style:style style:name="P5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bfeca"/>
    </style:style>
    <style:style style:name="P6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bfeca"/>
    </style:style>
    <style:style style:name="P7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bfeca"/>
    </style:style>
    <style:style style:name="P8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bfeca"/>
    </style:style>
    <style:style style:name="P9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bfeca"/>
    </style:style>
    <style:style style:name="P10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bfeca"/>
    </style:style>
    <style:style style:name="P11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bfeca"/>
    </style:style>
    <style:style style:name="P12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13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14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15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16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17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18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19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A GUI is intended to provide users a visual way of issuing commands to the computer through the use of WIMP. The acronym WIMP stands for:</text:p>
      <text:p text:style-name="P1">Working In Multi-Printer environment</text:p>
      <text:p text:style-name="P1">Windows, Icons, Menus and Printers</text:p>
      <text:p text:style-name="P1">Workstation, Interfaces, Menus and Printers</text:p>
      <text:p text:style-name="P1">Windows, Icons, Menus and Pointers</text:p>
      <text:p text:style-name="P1">Question 2</text:p>
      <text:p text:style-name="P1">The CLI is one of the ways of issuing commands to the operating system. CLI stands for:</text:p>
      <text:p text:style-name="P1">Command Line Interface</text:p>
      <text:p text:style-name="P1">Complex Linear Instructions</text:p>
      <text:p text:style-name="P1">Current Level Interaction</text:p>
      <text:p text:style-name="P1">Common Language Interface</text:p>
      <text:p text:style-name="P1">Question 3</text:p>
      <text:p text:style-name="P1">X Windows, the latest GUI server for Linux, is a desktop from Microsoft.</text:p>
      <text:p text:style-name="P1">True or False?</text:p>
      <text:p text:style-name="P1">True</text:p>
      <text:p text:style-name="P1">False</text:p>
      <text:p text:style-name="P1">Question 4</text:p>
      <text:p text:style-name="P1">If no desktop environment is installed, which of the following display managers is likely to be used?</text:p>
      <text:p text:style-name="P1">lightdm</text:p>
      <text:p text:style-name="P1">gdm</text:p>
      <text:p text:style-name="P1">kdm</text:p>
      <text:p text:style-name="P1">xdm</text:p>
      <text:p text:style-name="P1">Question 5</text:p>
      <text:p text:style-name="P1">The display manager provided by the GNOME desktop environment is called gdm.</text:p>
      <text:p text:style-name="P1"><text:soft-page-break/>True or False?</text:p>
      <text:p text:style-name="P1">True</text:p>
      <text:p text:style-name="P1">False</text:p>
      <text:p text:style-name="P1">Question 6</text:p>
      <text:p text:style-name="P1">In a RedHat-derived installation, the system administrator notices the following line in the /etc/inittab file:</text:p>
      <text:p text:style-name="P1">id:3:initdefault:</text:p>
      <text:p text:style-name="P1">Will the installed display manager start automatically during the boot process?</text:p>
      <text:p text:style-name="P1">Yes</text:p>
      <text:p text:style-name="P1">Depends on the display manager installed</text:p>
      <text:p text:style-name="P1">Depends on the user access level</text:p>
      <text:p text:style-name="P1">No</text:p>
      <text:p text:style-name="P1">Question 7</text:p>
      <text:p text:style-name="P1">On Debian-derived distributions the ___________ command is used to install and choose the default display manager.</text:p>
      <text:p text:style-name="P1">display-set</text:p>
      <text:p text:style-name="P1">dpkg-configuration</text:p>
      <text:p text:style-name="P1">dpkg-reconfigure</text:p>
      <text:p text:style-name="P1">dpkg-default</text:p>
      <text:p text:style-name="P1">Question 8</text:p>
      <text:p text:style-name="P1">On a RedHat-derived Linux distribution, the /etc/sysconfig/desktop file contains the following entries:</text:p>
      <text:p text:style-name="P1">DESKTOP="GNOME"</text:p>
      <text:p text:style-name="P1">DISPLAYMANAGER="KDM"</text:p>
      <text:p text:style-name="P1">Which of the following is true?</text:p>
      <text:p text:style-name="P1">GNOME display manager will be used with GNOME desktop</text:p>
      <text:p text:style-name="P1">GNOME display manager will be used with KDM desktop</text:p>
      <text:p text:style-name="P1"><text:soft-page-break/>KDM display manager will be used with KDM desktop</text:p>
      <text:p text:style-name="P1">KDM display manager will be used with GNOME desktop</text:p>
      <text:p text:style-name="P1">Question 9</text:p>
      <text:p text:style-name="P1">Recent versions of X server do not require xorg.conf files to operate.</text:p>
      <text:p text:style-name="P1">True or False?</text:p>
      <text:p text:style-name="P1">True</text:p>
      <text:p text:style-name="P1">False</text:p>
      <text:p text:style-name="P1">Question 10</text:p>
      <text:p text:style-name="P1">on modern systems, files in the conf.d directory will be read after the xorg.conf file when present on modern systems.</text:p>
      <text:p text:style-name="P1">True or False?</text:p>
      <text:p text:style-name="P1">True</text:p>
      <text:p text:style-name="P1">Fal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7T17:31:39.448432832</meta:creation-date>
    <dc:date>2022-04-25T14:25:47.563465756</dc:date>
    <meta:editing-duration>PT21M2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3" meta:paragraph-count="61" meta:word-count="309" meta:character-count="1944" meta:non-whitespace-character-count="1696"/>
  </office:meta>
</office:document-meta>
</file>